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8.59cm" table:align="margins"/>
    </style:style>
    <style:style style:name="Table1.A" style:family="table-column">
      <style:table-column-properties style:column-width="6.19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he synchronization protocol is based on a peer-to-peer exchange model. When the sync daemon starts, it will listen for incoming connection and then sets up a timer to initiate data exchange with the other known computers. The communication is initiated by pairs, say by “Computer A” to “Computer B”. The probability that “Computer B” initiates an exchange with “Computer A” at the exact time is very low. During the initial protocol negotiation, the roles of the computers with respect of their mutual connection is choosen and as such “Computer A” becomes the master that always initiates the communication with “Computer B”. The later switches to the slave mode and only listens, unless it has a “Computer C” declared that not yet contacted it. In this latest case “Computer B” may initiate a connection with “Computer C” and as such becomes the master over the “Computer B” to “Computer C” connection. “Computer C” becomes a slave on this connection, but it might be the master on the “Computer C” to “Computer A” connection.</text:p>
      <text:p text:style-name="Standard"/>
      <text:p text:style-name="Standard">The synchronization is following a phased protocol, described in the following table. The master computer chooses the next phase of the protocol or end it when finished or on error.</text:p>
      <text:p text:style-name="Standard"/>
      <table:table table:name="Table1" table:style-name="Table1">
        <table:table-column table:style-name="Table1.A" table:number-columns-repeated="3"/>
        <table:table-row>
          <table:table-cell table:style-name="Table1.A1" office:value-type="string">
            <text:p text:style-name="P1">Phase</text:p>
          </table:table-cell>
          <table:table-cell table:style-name="Table1.A1" office:value-type="string">
            <text:p text:style-name="P1">Master Computer</text:p>
          </table:table-cell>
          <table:table-cell table:style-name="Table1.C1" office:value-type="string">
            <text:p text:style-name="P1">Slave computer</text:p>
          </table:table-cell>
        </table:table-row>
        <table:table-row>
          <table:table-cell table:style-name="Table1.A2" office:value-type="string">
            <text:p text:style-name="P1">PHASE_INIT</text:p>
          </table:table-cell>
          <table:table-cell table:style-name="Table1.A2" office:value-type="string">
            <text:p text:style-name="P1">Initiates the connection</text:p>
          </table:table-cell>
          <table:table-cell table:style-name="Table1.C2" office:value-type="string">
            <text:p text:style-name="P1">Accepts the connection</text:p>
          </table:table-cell>
        </table:table-row>
        <table:table-row>
          <table:table-cell table:style-name="Table1.A2" office:value-type="string">
            <text:p text:style-name="P1">PHASE_HELLO</text:p>
          </table:table-cell>
          <table:table-cell table:style-name="Table1.A2" office:value-type="string">
            <text:p text:style-name="P1">HELLO ksecretsync N</text:p>
            <text:p text:style-name="P1">N is the protocol version</text:p>
          </table:table-cell>
          <table:table-cell table:style-name="Table1.C2" office:value-type="string">
            <text:p text:style-name="P1">200 OK</text:p>
            <text:p text:style-name="P1">500 VERSION NOT SUPPORTED</text:p>
          </table:table-cell>
        </table:table-row>
        <table:table-row>
          <table:table-cell table:style-name="Table1.A2" office:value-type="string">
            <text:p text:style-name="P1"/>
          </table:table-cell>
          <table:table-cell table:style-name="Table1.A2" office:value-type="string">
            <text:p text:style-name="P1"/>
          </table:table-cell>
          <table:table-cell table:style-name="Table1.C2" office:value-type="string">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0T22:29:53</meta:creation-date>
    <dc:date>2011-01-20T21:50:02</dc:date>
    <meta:editing-duration>PT48M8S</meta:editing-duration>
    <meta:editing-cycles>11</meta:editing-cycles>
    <meta:generator>LibreOffice/3.3$Linux LibreOffice_project/330m17$Build-3</meta:generator>
    <meta:document-statistic meta:table-count="1" meta:image-count="0" meta:object-count="0" meta:page-count="1" meta:paragraph-count="13" meta:word-count="243" meta:character-count="1386"/>
  </office:meta>
</office:document-meta>
</file>